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Sans" svg:font-family="DejaVuSans" style:font-family-generic="roman" style:font-pitch="variable"/>
    <style:font-face style:name="DejaVuSans,BoldItalic" svg:font-family="'DejaVuSans,BoldItali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e7f37" officeooo:paragraph-rsid="000e7f3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0e7f37" officeooo:paragraph-rsid="000e7f3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e7f37" officeooo:paragraph-rsid="000e7f3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e7f37" officeooo:paragraph-rsid="000e7f3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e7f37" officeooo:paragraph-rsid="000e7f3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0ea61f" officeooo:paragraph-rsid="001b65a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29b11" officeooo:paragraph-rsid="00129b1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4b9a1" officeooo:paragraph-rsid="0014b9a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89ea7" officeooo:paragraph-rsid="00189ea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b65ab" officeooo:paragraph-rsid="001b65a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c4dca" officeooo:paragraph-rsid="001c4dc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d53c0" officeooo:paragraph-rsid="001d53c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22f7ab" officeooo:paragraph-rsid="0022f7a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10d76" officeooo:paragraph-rsid="00310d7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3458c" officeooo:paragraph-rsid="0033458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88631" officeooo:paragraph-rsid="0038863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a5254" officeooo:paragraph-rsid="003a525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19f7c" officeooo:paragraph-rsid="00419f7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883b9" officeooo:paragraph-rsid="004883b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d5997" officeooo:paragraph-rsid="004d599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f4e12" officeooo:paragraph-rsid="004f4e1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Times New Roman"/>
    </style:style>
    <style:style style:name="P29" style:family="paragraph" style:parent-style-name="Standard">
      <style:paragraph-properties fo:text-align="justify" style:justify-single-word="false"/>
      <style:text-properties officeooo:paragraph-rsid="003a5254"/>
    </style:style>
    <style:style style:name="P30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style:font-name="Times New Roman" fo:font-size="12pt" fo:font-weight="normal" officeooo:rsid="000ea61f" officeooo:paragraph-rsid="000ea61f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  <style:text-properties style:font-name="Times New Roman" fo:font-size="12pt" fo:font-weight="normal" officeooo:rsid="000ea61f" officeooo:paragraph-rsid="000ea61f" style:font-size-asian="10.5pt" style:font-weight-asian="normal" style:font-size-complex="12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-0.25in" style:auto-text-indent="false" style:page-number="auto" fo:background-color="transparent"/>
      <style:text-properties style:font-name="Times New Roman" fo:font-size="12pt" fo:font-weight="normal" officeooo:rsid="000ea61f" officeooo:paragraph-rsid="000ea61f" style:font-size-asian="10.5pt" style:font-weight-asian="normal" style:font-size-complex="12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29b11" officeooo:paragraph-rsid="00129b11" style:font-size-asian="10.5pt" style:font-weight-asian="normal" style:font-size-complex="12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29b11" officeooo:paragraph-rsid="00129b11" style:font-size-asian="10.5pt" style:font-weight-asian="normal" style:font-size-complex="12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29b11" officeooo:paragraph-rsid="00129b11" style:font-size-asian="10.5pt" style:font-weight-asian="normal" style:font-size-complex="12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b65ab" officeooo:paragraph-rsid="001b65ab" style:font-size-asian="10.5pt" style:font-weight-asian="normal" style:font-size-complex="12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b65ab" officeooo:paragraph-rsid="001b65ab" style:font-size-asian="10.5pt" style:font-weight-asian="normal" style:font-size-complex="12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b65ab" officeooo:paragraph-rsid="001b65ab" style:font-size-asian="10.5pt" style:font-weight-asian="normal" style:font-size-complex="12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22f7ab" officeooo:paragraph-rsid="0022f7ab" style:font-size-asian="10.5pt" style:font-weight-asian="normal" style:font-size-complex="12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22f7ab" officeooo:paragraph-rsid="0022f7ab" style:font-size-asian="10.5pt" style:font-weight-asian="normal" style:font-size-complex="12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b65ab" officeooo:paragraph-rsid="001b65ab" style:font-size-asian="10.5pt" style:font-weight-asian="normal" style:font-size-complex="12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2d3b5a" officeooo:paragraph-rsid="002d3b5a" style:font-size-asian="10.5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419f7c" officeooo:paragraph-rsid="00419f7c" style:font-size-asian="10.5pt" style:font-weight-asian="normal" style:font-size-complex="12pt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0.5pt" style:font-weight-asian="normal" style:font-size-complex="12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0.5pt" style:font-weight-asian="normal" style:font-size-complex="12pt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0.5pt" style:font-weight-asian="normal" style:font-size-complex="12pt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0.5pt" style:font-weight-asian="normal" style:font-size-complex="12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0.5pt" style:font-weight-asian="normal" style:font-size-complex="12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0.5pt" style:font-weight-asian="normal" style:font-size-complex="12pt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0.5pt" style:font-weight-asian="normal" style:font-size-complex="12pt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0.5pt" style:font-weight-asian="normal" style:font-size-complex="12pt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0.5pt" style:font-weight-asian="normal" style:font-size-complex="12pt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0.5pt" style:font-weight-asian="normal" style:font-size-complex="12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19f7c" officeooo:paragraph-rsid="00419f7c" style:font-size-asian="10.5pt" style:font-weight-asian="normal" style:font-size-complex="12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19f7c" officeooo:paragraph-rsid="00419f7c" style:font-size-asian="10.5pt" style:font-weight-asian="normal" style:font-size-complex="12pt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19f7c" officeooo:paragraph-rsid="00419f7c" style:font-size-asian="10.5pt" style:font-weight-asian="normal" style:font-size-complex="12pt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19f7c" officeooo:paragraph-rsid="00419f7c" style:font-size-asian="10.5pt" style:font-weight-asian="normal" style:font-size-complex="12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883b9" officeooo:paragraph-rsid="004883b9" style:font-size-asian="10.5pt" style:font-weight-asian="normal" style:font-size-complex="12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d5997" officeooo:paragraph-rsid="004d5997" style:font-size-asian="10.5pt" style:font-weight-asian="normal" style:font-size-complex="12pt" style:font-weight-complex="normal"/>
    </style:style>
    <style:style style:name="P69" style:family="paragraph" style:parent-style-name="Footer">
      <style:paragraph-properties fo:text-align="end" style:justify-single-word="false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fo:font-weight="bold" style:font-weight-asian="bold" style:font-weight-complex="bold"/>
    </style:style>
    <style:style style:name="T3" style:family="text">
      <style:text-properties officeooo:rsid="00117162"/>
    </style:style>
    <style:style style:name="T4" style:family="text">
      <style:text-properties officeooo:rsid="00117cd1"/>
    </style:style>
    <style:style style:name="T5" style:family="text">
      <style:text-properties officeooo:rsid="00129b11"/>
    </style:style>
    <style:style style:name="T6" style:family="text">
      <style:text-properties officeooo:rsid="0014b9a1"/>
    </style:style>
    <style:style style:name="T7" style:family="text">
      <style:text-properties officeooo:rsid="0014e10a"/>
    </style:style>
    <style:style style:name="T8" style:family="text">
      <style:text-properties officeooo:rsid="00166fc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b9a1" style:font-weight-asian="bold" style:font-weight-complex="bold"/>
    </style:style>
    <style:style style:name="T11" style:family="text">
      <style:text-properties fo:font-weight="bold" officeooo:rsid="002025c5" style:font-weight-asian="bold" style:font-weight-complex="bold"/>
    </style:style>
    <style:style style:name="T12" style:family="text">
      <style:text-properties fo:font-weight="bold" officeooo:rsid="002566be" style:font-weight-asian="bold" style:font-weight-complex="bold"/>
    </style:style>
    <style:style style:name="T13" style:family="text">
      <style:text-properties fo:font-weight="bold" officeooo:rsid="00272c22" style:font-weight-asian="bold" style:font-weight-complex="bold"/>
    </style:style>
    <style:style style:name="T14" style:family="text">
      <style:text-properties fo:font-weight="bold" officeooo:rsid="002836cf" style:font-weight-asian="bold" style:font-weight-complex="bold"/>
    </style:style>
    <style:style style:name="T15" style:family="text">
      <style:text-properties fo:font-weight="bold" officeooo:rsid="00388631" style:font-weight-asian="bold" style:font-weight-complex="bold"/>
    </style:style>
    <style:style style:name="T16" style:family="text">
      <style:text-properties fo:font-weight="bold" officeooo:rsid="003c50d7" style:font-weight-asian="bold" style:font-weight-complex="bold"/>
    </style:style>
    <style:style style:name="T17" style:family="text">
      <style:text-properties fo:font-weight="bold" officeooo:rsid="003dde9b" style:font-weight-asian="bold" style:font-weight-complex="bold"/>
    </style:style>
    <style:style style:name="T18" style:family="text">
      <style:text-properties fo:font-weight="bold" officeooo:rsid="003e2020" style:font-weight-asian="bold" style:font-weight-complex="bold"/>
    </style:style>
    <style:style style:name="T19" style:family="text">
      <style:text-properties fo:font-weight="bold" officeooo:rsid="00419f7c" style:font-weight-asian="bold" style:font-weight-complex="bold"/>
    </style:style>
    <style:style style:name="T20" style:family="text">
      <style:text-properties officeooo:rsid="0017ff8f"/>
    </style:style>
    <style:style style:name="T21" style:family="text">
      <style:text-properties officeooo:rsid="00189ea7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189ea7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fo:language="en" fo:country="US" officeooo:rsid="00388631"/>
    </style:style>
    <style:style style:name="T26" style:family="text">
      <style:text-properties fo:language="en" fo:country="US" officeooo:rsid="003c50d7"/>
    </style:style>
    <style:style style:name="T27" style:family="text">
      <style:text-properties fo:language="en" fo:country="US" officeooo:rsid="00419f7c"/>
    </style:style>
    <style:style style:name="T28" style:family="text">
      <style:text-properties officeooo:rsid="001b65ab"/>
    </style:style>
    <style:style style:name="T29" style:family="text">
      <style:text-properties officeooo:rsid="001c4dca"/>
    </style:style>
    <style:style style:name="T30" style:family="text">
      <style:text-properties officeooo:rsid="002025c5"/>
    </style:style>
    <style:style style:name="T31" style:family="text">
      <style:text-properties officeooo:rsid="0022f7ab"/>
    </style:style>
    <style:style style:name="T32" style:family="text">
      <style:text-properties officeooo:rsid="0024fefc"/>
    </style:style>
    <style:style style:name="T33" style:family="text">
      <style:text-properties officeooo:rsid="002566be"/>
    </style:style>
    <style:style style:name="T34" style:family="text">
      <style:text-properties officeooo:rsid="00272c22"/>
    </style:style>
    <style:style style:name="T35" style:family="text">
      <style:text-properties officeooo:rsid="002836cf"/>
    </style:style>
    <style:style style:name="T36" style:family="text">
      <style:text-properties fo:color="#ff0000" officeooo:rsid="002836cf"/>
    </style:style>
    <style:style style:name="T37" style:family="text">
      <style:text-properties fo:color="#ff0000" officeooo:rsid="002ad7a2"/>
    </style:style>
    <style:style style:name="T38" style:family="text">
      <style:text-properties fo:color="#ff0000" officeooo:rsid="002c6bff"/>
    </style:style>
    <style:style style:name="T39" style:family="text">
      <style:text-properties fo:color="#ff0000" officeooo:rsid="002d3b5a"/>
    </style:style>
    <style:style style:name="T40" style:family="text">
      <style:text-properties fo:color="#ff0000" officeooo:rsid="002e5904"/>
    </style:style>
    <style:style style:name="T41" style:family="text">
      <style:text-properties fo:color="#ff0000" officeooo:rsid="0042fd4d"/>
    </style:style>
    <style:style style:name="T42" style:family="text">
      <style:text-properties fo:color="#ff0000" officeooo:rsid="0043fa5c"/>
    </style:style>
    <style:style style:name="T43" style:family="text">
      <style:text-properties fo:color="#ff0000" officeooo:rsid="0046f545"/>
    </style:style>
    <style:style style:name="T44" style:family="text">
      <style:text-properties fo:color="#ff0000" officeooo:rsid="004883b9"/>
    </style:style>
    <style:style style:name="T45" style:family="text">
      <style:text-properties fo:color="#ff0000" officeooo:rsid="004a5e55"/>
    </style:style>
    <style:style style:name="T46" style:family="text">
      <style:text-properties officeooo:rsid="002ad7a2"/>
    </style:style>
    <style:style style:name="T47" style:family="text">
      <style:text-properties officeooo:rsid="002c6bff"/>
    </style:style>
    <style:style style:name="T48" style:family="text">
      <style:text-properties officeooo:rsid="002d3b5a"/>
    </style:style>
    <style:style style:name="T49" style:family="text">
      <style:text-properties officeooo:rsid="002e5904"/>
    </style:style>
    <style:style style:name="T50" style:family="text">
      <style:text-properties officeooo:rsid="00310d76"/>
    </style:style>
    <style:style style:name="T51" style:family="text">
      <style:text-properties officeooo:rsid="00322e4f"/>
    </style:style>
    <style:style style:name="T52" style:family="text">
      <style:text-properties officeooo:rsid="00366c23"/>
    </style:style>
    <style:style style:name="T53" style:family="text">
      <style:text-properties officeooo:rsid="00388631"/>
    </style:style>
    <style:style style:name="T54" style:family="text">
      <style:text-properties style:font-name="Times New Roman" fo:font-size="12pt" style:rfc-language-tag="sr-Latn-RS" fo:language="sr" fo:script="Latn" fo:country="RS" fo:font-weight="normal" officeooo:rsid="003a5254" style:font-size-asian="10.5pt" style:font-weight-asian="normal" style:font-size-complex="12pt" style:font-weight-complex="normal"/>
    </style:style>
    <style:style style:name="T55" style:family="text">
      <style:text-properties style:font-name="Times New Roman" fo:font-size="12pt" style:rfc-language-tag="sr-Latn-RS" fo:language="sr" fo:script="Latn" fo:country="RS" fo:font-weight="bold" officeooo:rsid="003a5254" style:font-size-asian="10.5pt" style:font-weight-asian="bold" style:font-size-complex="12pt" style:font-weight-complex="bold"/>
    </style:style>
    <style:style style:name="T56" style:family="text">
      <style:text-properties officeooo:rsid="003c50d7"/>
    </style:style>
    <style:style style:name="T57" style:family="text">
      <style:text-properties officeooo:rsid="003d96b8"/>
    </style:style>
    <style:style style:name="T58" style:family="text">
      <style:text-properties officeooo:rsid="003dde9b"/>
    </style:style>
    <style:style style:name="T59" style:family="text">
      <style:text-properties officeooo:rsid="003e2020"/>
    </style:style>
    <style:style style:name="T60" style:family="text">
      <style:text-properties officeooo:rsid="003fc1e2"/>
    </style:style>
    <style:style style:name="T61" style:family="text">
      <style:text-properties fo:color="#000000"/>
    </style:style>
    <style:style style:name="T62" style:family="text">
      <style:text-properties fo:color="#00a751" fo:font-style="italic" fo:font-weight="bold" style:font-style-asian="italic" style:font-weight-asian="bold"/>
    </style:style>
    <style:style style:name="T63" style:family="text">
      <style:text-properties officeooo:rsid="00419f7c"/>
    </style:style>
    <style:style style:name="T64" style:family="text">
      <style:text-properties officeooo:rsid="0042fd4d"/>
    </style:style>
    <style:style style:name="T65" style:family="text">
      <style:text-properties officeooo:rsid="0043fa5c"/>
    </style:style>
    <style:style style:name="T66" style:family="text">
      <style:text-properties officeooo:rsid="0046f545"/>
    </style:style>
    <style:style style:name="T67" style:family="text">
      <style:text-properties officeooo:rsid="004883b9"/>
    </style:style>
    <style:style style:name="T68" style:family="text">
      <style:text-properties officeooo:rsid="004a5e55"/>
    </style:style>
    <style:style style:name="T69" style:family="text">
      <style:text-properties officeooo:rsid="004f4e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I204 – TESTOVI</text:p>
      <text:p text:style-name="P2"/>
      <text:p text:style-name="P3">TEST 1</text:p>
      <text:p text:style-name="P5"/>
      <text:p text:style-name="P32">1. <text:span text:style-name="T1">Šta je Servlet?</text:span></text:p>
      <text:p text:style-name="P30"><text:span text:style-name="T1"/></text:p>
      <text:p text:style-name="P31"><text:span text:style-name="T1"><text:tab/>- </text:span><text:span text:style-name="T2">Servlet</text:span><text:span text:style-name="T1"> je server-side komponenta koja se izvršava isključivo unutar Java virtualne mašine. On je zapravo Java klasa napisana na osnovu određenih pravila i biće isporučena u Java EE kontejner koji se odabere.</text:span></text:p>
      <text:p text:style-name="P6"/>
      <text:p text:style-name="P6"/>
      <text:p text:style-name="P7">2. Koje su prednosti primene Servleta?</text:p>
      <text:p text:style-name="P7"/>
      <text:p text:style-name="P33">- <text:span text:style-name="T9">Prednost</text:span> je u tome što servleti obezbeđuju sofisticirani način kreiranja serverske strane prateći standardno J2EE okuženje <text:span text:style-name="T3">i</text:span> koristeći programski jezik Java.</text:p>
      <text:p text:style-name="P7"/>
      <text:p text:style-name="P7"/>
      <text:p text:style-name="P7">3. <text:span text:style-name="T4">Za šta se obično koriste HTTP servleti?</text:span></text:p>
      <text:p text:style-name="P7"/>
      <text:p text:style-name="P33">- <text:span text:style-name="T4">Obično se koriste da:</text:span></text:p>
      <text:p text:style-name="P7"><text:tab/><text:span text:style-name="T4">=</text:span> <text:span text:style-name="T4">Obezbede dinamički sadržaj kao što je uzimanje rezultata upita i vraćanje istih do klijenta.</text:span></text:p>
      <text:p text:style-name="P7"><text:tab/><text:span text:style-name="T4">=</text:span> <text:span text:style-name="T4">Obrada i čuvanje podataka koji se nalaze na HTML strani,</text:span></text:p>
      <text:p text:style-name="P7"><text:tab/><text:span text:style-name="T4">=</text:span> <text:span text:style-name="T4">Upravljanje informacijama koje se odnose na stanje HTTP-a.</text:span></text:p>
      <text:p text:style-name="P7"/>
      <text:p text:style-name="P7"/>
      <text:p text:style-name="P7">4. <text:span text:style-name="T5">Objasnite tokove podataka između klijenata i severa?</text:span></text:p>
      <text:p text:style-name="P7"/>
      <text:p text:style-name="P33">- <text:span text:style-name="T5">Od web browsera se šalje HTTP zahtev ka web serveru, a od njega se šalje HTTP servlet zahtev ka Servletskom kontejneru u kome se nalazi kreirani Servlet. Ovaj kontejner se snabdeva podacima iz baze podataka i na primljeni HTTP Servlet zahtev, kontejner/servlet šalje HTTPServlet odgovor ka web serveru, a od njega se šalje HTTP odgovor ka web browseru.</text:span></text:p>
      <text:p text:style-name="P7"/>
      <text:p text:style-name="P7"/>
      <text:p text:style-name="P7">5. <text:span text:style-name="T6">Navedite pravila koja bi trebala da zadovolji servlet aplikacija?</text:span></text:p>
      <text:p text:style-name="P7"/>
      <text:p text:style-name="P33">- <text:span text:style-name="T10">Pravila</text:span><text:span text:style-name="T6"> su:</text:span></text:p>
      <text:p text:style-name="P10"><text:tab/>= <text:span text:style-name="T7">Klijent-računar koji se obraća servletu mora da ima instaliran web brovser. </text:span></text:p>
      <text:p text:style-name="P10"><text:tab/>= <text:span text:style-name="T7">Računar koji hostuje stranicu kreiranu pomoću servleta mora da pokrene web server, obično <text:tab/>na portu 8080.</text:span></text:p>
      <text:p text:style-name="P10"><text:tab/>= <text:span text:style-name="T7">Web server ima zadatak da osluškuje zahteve korisnika.</text:span></text:p>
      <text:p text:style-name="P10"><text:tab/>= <text:span text:style-name="T7">Stranica koja je kreirana pomoću servleta, izvršava kontejner servelta zajedno sa isporučenim <text:tab/>servletom.</text:span></text:p>
      <text:p text:style-name="P10"><text:tab/>= <text:span text:style-name="T8">Servlet angažuje Java kod čiji je zadatak realizovanje pretrage.</text:span></text:p>
      <text:p text:style-name="P10"><text:tab/>= <text:span text:style-name="T8">Web server izoluje sadržaj iz HttpServletResponse objekta, pakuje ga u HttpResponse objekat <text:tab/>i šalje u izabrani browser.</text:span></text:p>
      <text:p text:style-name="P10"><text:tab/>= <text:span text:style-name="T8">Web browser prikazuje korisniku primljenu stranicu.</text:span></text:p>
      <text:p text:style-name="P9"><text:soft-page-break/>6. <text:span text:style-name="T20">Kako se kreira servlet?</text:span></text:p>
      <text:p text:style-name="P9"/>
      <text:p text:style-name="P37">- <text:span text:style-name="T21">Servlet predstavlja Java klasu koja nalseđuje osnovnu klasu HttpServlet </text:span><text:span text:style-name="T23">i</text:span><text:span text:style-name="T21"> koja je obeležena anotacijom </text:span><text:span text:style-name="T23">@WebServlet.</text:span></text:p>
      <text:p text:style-name="P11"><text:span text:style-name="T22"><text:tab/>Koraci u </text:span><text:span text:style-name="T24">kreiranju</text:span><text:span text:style-name="T22"> su:</text:span></text:p>
      <text:p text:style-name="P11"><text:span text:style-name="T22"><text:tab/>= desni klik na </text:span><text:span text:style-name="T24">Source Packages</text:span><text:span text:style-name="T22"> → </text:span><text:span text:style-name="T24">New</text:span><text:span text:style-name="T22">/</text:span><text:span text:style-name="T24">Servlet</text:span><text:span text:style-name="T22"> → popunim podatke → klik na </text:span><text:span text:style-name="T24">Finish</text:span></text:p>
      <text:p text:style-name="P9"/>
      <text:p text:style-name="P9"/>
      <text:p text:style-name="P9">7. <text:span text:style-name="T28">Objasnite životni ciklus servleta?</text:span></text:p>
      <text:p text:style-name="P9"/>
      <text:p text:style-name="P37">- <text:span text:style-name="T28">Životni ciklus servleta, obuhvata sledeće faze:</text:span></text:p>
      <text:p text:style-name="P12"><text:tab/>= Učitavanje – serveltski kontejner učitava servelt za vr<text:span text:style-name="T29">e</text:span>me pokretanja (kada se pošalje 1 <text:tab/>zahtev)</text:p>
      <text:p text:style-name="P12"><text:tab/>= Inicijalizacija – servletski kontejner pokreće metodu init() <text:span text:style-name="T29">i</text:span> prosleđuje inicijalne parametre <text:tab/>servleta istoj.</text:p>
      <text:p text:style-name="P12"><text:tab/>= Obrada zahteva – pozivaju se metode service(), doGet(), doPost().</text:p>
      <text:p text:style-name="P12"><text:tab/>= Uništavanje servelta – poziva se destroy() metoda, ako servlet duže v<text:span text:style-name="T29">re</text:span>me nije potreban.</text:p>
      <text:p text:style-name="P9"/>
      <text:p text:style-name="P9"/>
      <text:p text:style-name="P9">8. <text:span text:style-name="T29">Objasnite HTTP Get i Post zahteve u radu sa servletima?</text:span></text:p>
      <text:p text:style-name="P9"/>
      <text:p text:style-name="P37">- <text:span text:style-name="T29">Get i Post su najčešće korišćene metode za razmenu podataka na web-u.</text:span></text:p>
      <text:p text:style-name="P13"><text:tab/>= <text:span text:style-name="T9">Get</text:span> = Ova metoda kopira ili označava URL adresu koja sadrži parametre. Get metoda se <text:tab/>koristi za čitanje podataka.</text:p>
      <text:p text:style-name="P14"><text:tab/>= <text:span text:style-name="T9">Post</text:span> = ovom metodom je moguće slanje binarnih (npr: slike i muzički fajlovi) i tekstualnih <text:tab/>podataka do servera. Post metoda se koristi za slanje podataka ka serveru.</text:p>
      <text:p text:style-name="P9"/>
      <text:p text:style-name="P9"/>
      <text:p text:style-name="P12">9. <text:span text:style-name="T30">Šta je sesija?</text:span></text:p>
      <text:p text:style-name="P12"/>
      <text:p text:style-name="P40">- <text:span text:style-name="T11">Sesija</text:span><text:span text:style-name="T30"> je logički zadatak, koji korisnik pokušava da izvrši pristupanjem web prezentaciji.</text:span></text:p>
      <text:p text:style-name="P12"/>
      <text:p text:style-name="P12"/>
      <text:p text:style-name="P12">10. <text:span text:style-name="T31">Objasnite najpoznatije načine praćenja sesija?</text:span></text:p>
      <text:p text:style-name="P12"/>
      <text:p text:style-name="P40">- <text:span text:style-name="T31">Informacije o sesiji mogu biti čuvane na dva načina:</text:span></text:p>
      <text:p text:style-name="P15"><text:tab/>= <text:span text:style-name="T9">Čuvanje na strani klijenta</text:span> – gde se korisnički podaci o sesiji beleže smeštanjem u <text:tab/>„kolačićima“ ili modifikovanjem URL adrese.</text:p>
      <text:p text:style-name="P15"><text:tab/>= <text:span text:style-name="T9">Čuvanje na serverskoj strani</text:span> – se vrši primenom API-ja za praćenje sesija.</text:p>
      <text:p text:style-name="P12"/>
      <text:p text:style-name="P12"/>
      <text:p text:style-name="P12">11. <text:span text:style-name="T32">Kako objekat HttpSession čuva podatke o sesiji?</text:span></text:p>
      <text:p text:style-name="P12"/>
      <text:p text:style-name="P40">- <text:span text:style-name="T32">U ovom slučaju, podaci o sesijama se isključivo čuvaju na serveru a klijent dobija samo ID broj sesije, da bi bila identifikovana serija HTTP zahteva koje šalje isti korisnik.</text:span></text:p>
      <text:p text:style-name="P12"/>
      <text:p text:style-name="P12"/>
      <text:p text:style-name="P15"><text:soft-page-break/>12. <text:span text:style-name="T33">Šta je GlassFish server i koja mu je namena?</text:span></text:p>
      <text:p text:style-name="P15"/>
      <text:p text:style-name="P43">- <text:span text:style-name="T12">GlassFish</text:span><text:span text:style-name="T33"> server je opn-source server baziran na JavaEE implementaciji. Razvijen je kao specifična podrška razvoju Java web aplikacija.</text:span></text:p>
      <text:p text:style-name="P15"/>
      <text:p text:style-name="P12"/>
      <text:p text:style-name="P15">13. <text:span text:style-name="T34">Navesti neke prednosti GlassFish servera?</text:span></text:p>
      <text:p text:style-name="P15"/>
      <text:p text:style-name="P43">- <text:span text:style-name="T13">Prednosti</text:span><text:span text:style-name="T34"> su: besplatan je, ima veliku brzinu rada, može da upravlja velikim brojem instanci, jednostavan je za upotrebu, … i slično.</text:span></text:p>
      <text:p text:style-name="P12"/>
      <text:p text:style-name="P12"/>
      <text:p text:style-name="P12">1<text:span text:style-name="T31">4</text:span>. <text:span text:style-name="T35">Servelt rukuje zahtevima i odgovorima primenom klasa? </text:span><text:span text:style-name="T36">***</text:span></text:p>
      <text:p text:style-name="P12"/>
      <text:p text:style-name="P40">- <text:span text:style-name="T14">HttpServeltRequest</text:span><text:span text:style-name="T35"> i </text:span><text:span text:style-name="T14">HttpServletResponse</text:span><text:span text:style-name="T35">.</text:span></text:p>
      <text:p text:style-name="P12"/>
      <text:p text:style-name="P16"/>
      <text:p text:style-name="P16">15. <text:span text:style-name="T46">Primenom GlassFish servera proces razvoja web aplikacija se odvija u 3 koraka: editovanje, snimanje i osvežavanje web pregledača? </text:span><text:span text:style-name="T37">***</text:span></text:p>
      <text:p text:style-name="P16"/>
      <text:p text:style-name="P46">- <text:span text:style-name="T46">TRUE</text:span></text:p>
      <text:p text:style-name="P16"/>
      <text:p text:style-name="P16"/>
      <text:p text:style-name="P16">16. <text:span text:style-name="T47">Za komunikaciju sa serveltima, korsite se web pregledači? </text:span><text:span text:style-name="T38">***</text:span></text:p>
      <text:p text:style-name="P16"/>
      <text:p text:style-name="P46">- <text:span text:style-name="T47">TRUE</text:span></text:p>
      <text:p text:style-name="P16"/>
      <text:p text:style-name="P16"/>
      <text:p text:style-name="P16">17. <text:span text:style-name="T48">Praćenje sesije primenom servelta je moguće? </text:span><text:span text:style-name="T39">***</text:span></text:p>
      <text:p text:style-name="P16"/>
      <text:p text:style-name="P46">- <text:span text:style-name="T48">na klijentu modifikovanje URL-a,</text:span></text:p>
      <text:p text:style-name="P49">- na serveru primenom metoda HttpSession interfejsa,</text:p>
      <text:p text:style-name="P49">- na klijentu primenom kolačića.</text:p>
      <text:p text:style-name="P50"/>
      <text:p text:style-name="P16"/>
      <text:p text:style-name="P16">18. <text:span text:style-name="T49">Šta od navedenog je tačno? </text:span><text:span text:style-name="T40">***</text:span></text:p>
      <text:p text:style-name="P16"/>
      <text:p text:style-name="P46">- <text:span text:style-name="T49">Oracle GlassFish aplikacioni server je baziran na JavaEE implementaciji.</text:span></text:p>
      <text:p text:style-name="P50">- <text:span text:style-name="T49">Nove verzije Jave su unazad kompatibilne a to znači da sve postojeće web aplikacije mogu bez ikakvih problema da se izvršavaju na najnovijoj platformi.</text:span></text:p>
      <text:p text:style-name="P50">- <text:span text:style-name="T49">Jedan dopunski GlassFish server može da upravlja većim brojem instanci koje su simultano pokrenute od strane više softverskih komponenata.</text:span></text:p>
      <text:p text:style-name="P12"/>
      <text:p text:style-name="P12"/>
      <text:p text:style-name="P12"/>
      <text:p text:style-name="P12"/>
      <text:p text:style-name="P8"/>
      <text:p text:style-name="P4"><text:soft-page-break/>TEST 2</text:p>
      <text:p text:style-name="P6"/>
      <text:p text:style-name="P17">1. <text:span text:style-name="T50">Objasnite kako web server kreira web stranicu koristeći JSP?</text:span></text:p>
      <text:p text:style-name="P17"/>
      <text:p text:style-name="P53">- <text:span text:style-name="T50">Koraci su:</text:span></text:p>
      <text:p text:style-name="P18"><text:tab/><text:span text:style-name="T52">1)</text:span> <text:span text:style-name="T51">Veb pregledač šalje HTTP zahtev serveru,</text:span></text:p>
      <text:p text:style-name="P18"><text:tab/><text:span text:style-name="T52">2)</text:span> <text:span text:style-name="T51">Veb server prepoznaje da je HTTP zahtev za web stranicu i prosleđuje ga JSP kontejneru.</text:span></text:p>
      <text:p text:style-name="P18"><text:tab/><text:span text:style-name="T52">3)</text:span> <text:span text:style-name="T51">JSP mehanizam učitava JSP stranicu sa diska i konvertuje je u srevlet sadržaj</text:span></text:p>
      <text:p text:style-name="P19"><text:tab/><text:span text:style-name="T52">4)</text:span> JSP kontejner prevodi servlet u izvršnu klasu I prosleđuje originalni zahtev serevlet <text:tab/>kontejneru</text:p>
      <text:p text:style-name="P19"><text:tab/><text:span text:style-name="T52">5)</text:span> Veb server učitava servlet klasu I izrvšava je</text:p>
      <text:p text:style-name="P19"><text:tab/><text:span text:style-name="T52">6)</text:span> Veb server prosleđuje HTTP odgovor ka web pregledaču</text:p>
      <text:p text:style-name="P19"><text:tab/><text:span text:style-name="T52">7)</text:span> Veb pregledač rukuje dinamički generisanim HTML sadržajem.</text:p>
      <text:p text:style-name="P17"/>
      <text:p text:style-name="P17"/>
      <text:p text:style-name="P17">2. <text:span text:style-name="T25">Koji </text:span><text:span text:style-name="T53">z</text:span><text:span text:style-name="T25">adatak </text:span><text:span text:style-name="T53">obavlja JSP kontejner?</text:span></text:p>
      <text:p text:style-name="P17"/>
      <text:p text:style-name="P53">-<text:span text:style-name="T9"> </text:span><text:span text:style-name="T15">JSP kontejner </text:span><text:span text:style-name="T53">prevodi servlet u izvršivu klasu i prosleđuje originalni zahtev servlet kontejneru.</text:span></text:p>
      <text:p text:style-name="P17"/>
      <text:p text:style-name="P17"/>
      <text:p text:style-name="P17">3. <text:span text:style-name="T53">Navesti i objasniti faze životnog ciklusa JSP stranice?</text:span></text:p>
      <text:p text:style-name="P17"/>
      <text:p text:style-name="P53">- <text:span text:style-name="T53">Faze su:</text:span></text:p>
      <text:p text:style-name="P20"><text:tab/>= <text:span text:style-name="T9">Kompajliranje</text:span> – JSP kontejner vrši: Parsiranje JSP stranice, Prevođenje JSP atranice u <text:tab/>servlet <text:tab/>i potom kompajliranje Servleta.</text:p>
      <text:p text:style-name="P21"><text:tab/>= <text:span text:style-name="T9">Inicijalizacija</text:span> – kada kontejner učita JSP stranicu on poziva jspInt() metodu pre servisiranja <text:tab/>bilo kog zahteva. Za izvršenje zahteva, potrebno je redefinisati ispInit() metodu.</text:p>
      <text:p text:style-name="P21"><text:tab/>= <text:span text:style-name="T9">Izvršavanje</text:span> – ovde se dešavaju sve interakcije sa zahtevima, do konačnog uništenja JSP <text:tab/>stranice.</text:p>
      <text:p text:style-name="P29"><text:span text:style-name="T54"><text:tab/>= </text:span><text:span text:style-name="T55">Čišćenje</text:span><text:span text:style-name="T54"> – ovo je faza destrukcije JSP stranice koja se odnosi na uklanjanje JSP stranice iz <text:tab/>upotreba od strane kontejnera koristi se redefinisanje jspDestroy() metode.</text:span></text:p>
      <text:p text:style-name="P17"/>
      <text:p text:style-name="P17"/>
      <text:p text:style-name="P17">4. <text:span text:style-name="T56">Šta je skriptlet?</text:span></text:p>
      <text:p text:style-name="P17"/>
      <text:p text:style-name="P53">- <text:span text:style-name="T16">Skriptlet</text:span><text:span text:style-name="T56"> je osnovni element JSP sintakse </text:span><text:span text:style-name="T26">&lt;% kod %&gt;. </text:span><text:span text:style-name="T57">N</text:span><text:span text:style-name="T26">jime </text:span><text:span text:style-name="T56">može biti obuhvaćen bilo koji broj Java iskaza, promenljivih ili deklaracija metoda ili izraza koji su validni.</text:span></text:p>
      <text:p text:style-name="P17"/>
      <text:p text:style-name="P17"/>
      <text:p text:style-name="P17">5. <text:span text:style-name="T58">Šta su JSP direktive?</text:span></text:p>
      <text:p text:style-name="P17"/>
      <text:p text:style-name="P53">- <text:span text:style-name="T58">JSP direktive predstavljaju instrukcije koje imaju implikacije na celokupnu strukturu servlet klase. Postoje 3 direktive: </text:span><text:span text:style-name="T17">page</text:span><text:span text:style-name="T58">, </text:span><text:span text:style-name="T17">include</text:span><text:span text:style-name="T58"> i </text:span><text:span text:style-name="T17">taglib</text:span><text:span text:style-name="T58">.</text:span></text:p>
      <text:p text:style-name="P17"/>
      <text:p text:style-name="P17"/>
      <text:p text:style-name="P17"/>
      <text:p text:style-name="P17"><text:soft-page-break/>6. <text:span text:style-name="T59">Koji zadatak imaju JSP akcije?</text:span></text:p>
      <text:p text:style-name="P17"/>
      <text:p text:style-name="P53">- <text:span text:style-name="T18">JSP akcije</text:span><text:span text:style-name="T59"> su elmenti XML sintakse za kontrolu ponašanja servlet kontejnera.</text:span></text:p>
      <text:p text:style-name="P17"/>
      <text:p text:style-name="P17"/>
      <text:p text:style-name="P17">7. <text:span text:style-name="T60">Šta su implicitni objekti? Navedite ih i objasnite.</text:span></text:p>
      <text:p text:style-name="P17"/>
      <text:p text:style-name="P53">- <text:span text:style-name="T60">JSP implicitnih objekata, ima 9 i to su:</text:span></text:p>
      <text:p text:style-name="P26"><text:span text:style-name="T61"><text:tab/>• </text:span><text:span text:style-name="T62">request </text:span><text:span text:style-name="T61">- Predstavlja </text:span><text:span text:style-name="T62">HttpServletRequest </text:span><text:span text:style-name="T61">objekat pridružen zahtevu;</text:span></text:p>
      <text:p text:style-name="P27"><text:span text:style-name="T61"><text:tab/>• </text:span><text:span text:style-name="T62">response </text:span><text:span text:style-name="T61">- Predstavlja </text:span><text:span text:style-name="T62">HttpServletResponse </text:span><text:span text:style-name="T61">objekat pridružen odgovoru klijentu;</text:span></text:p>
      <text:p text:style-name="P27"><text:span text:style-name="T61"><text:tab/>• </text:span><text:span text:style-name="T62">out </text:span><text:span text:style-name="T61">- Predstavlja </text:span><text:span text:style-name="T62">PrintWriter </text:span><text:span text:style-name="T61">objekat zadužen da pošalje izlaz ka klijentu;</text:span></text:p>
      <text:p text:style-name="P27"><text:span text:style-name="T61"><text:tab/>• </text:span><text:span text:style-name="T62">session </text:span><text:span text:style-name="T61">- Predstavlja </text:span><text:span text:style-name="T62">HttpSession </text:span><text:span text:style-name="T61">objekat pridružen zahtevu;</text:span></text:p>
      <text:p text:style-name="P27"><text:span text:style-name="T61"><text:tab/>• </text:span><text:span text:style-name="T62">application </text:span><text:span text:style-name="T61">- Predstavlja </text:span><text:span text:style-name="T62">ServletContext </text:span><text:span text:style-name="T61">objekat pridružen kontekstu aplikacije;</text:span></text:p>
      <text:p text:style-name="P27"><text:span text:style-name="T61"><text:tab/>• </text:span><text:span text:style-name="T62">config </text:span><text:span text:style-name="T61">- Predstavlja </text:span><text:span text:style-name="T62">ServletConfig </text:span><text:span text:style-name="T61">objekat pridružen stranici;</text:span></text:p>
      <text:p text:style-name="P27"><text:span text:style-name="T61"><text:tab/>• </text:span><text:span text:style-name="T62">pageContext </text:span><text:span text:style-name="T61">- Enkapsulira primenu specifičnih elemenata servera;</text:span></text:p>
      <text:p text:style-name="P27"><text:span text:style-name="T61"><text:tab/>• </text:span><text:span text:style-name="T62">page </text:span><text:span text:style-name="T61">- Predstavlja sinonim za </text:span><text:span text:style-name="T62">this </text:span><text:span text:style-name="T61">i koristi se za pozivanje metoda definisanih</text:span></text:p>
      <text:p text:style-name="P26"><text:span text:style-name="T61"><text:tab/>prevedenom servlet klasom;</text:span></text:p>
      <text:p text:style-name="P26"><text:span text:style-name="T61"><text:tab/>• </text:span><text:span text:style-name="T62">Exception </text:span><text:span text:style-name="T61">- Ovaj objekat dozvoljava pristup podacima izuzetaka odgovarajućom JSP</text:span></text:p>
      <text:p text:style-name="P26"><text:span text:style-name="T61"><text:tab/>stranicom.</text:span></text:p>
      <text:p text:style-name="P17"/>
      <text:p text:style-name="P17"/>
      <text:p text:style-name="P17">8. <text:span text:style-name="T63">Objasnite razliku između GET i POST metoda?</text:span></text:p>
      <text:p text:style-name="P17"/>
      <text:p text:style-name="P53">- <text:span text:style-name="T19">GET</text:span><text:span text:style-name="T63"> je podrazumevana metoda za prosleđivanje informacija od web pregledača ka web serveru, informacije se prosleđuju kao dugačak string. Ovu metodu nikada ne treba koristiti kada se prosleđuju informacije poput korisničkog imena i lozinke. Ova metoda ima ograničen broj karaktera u jednom GET stringu na 1024 karaktera.</text:span></text:p>
      <text:p text:style-name="P53">- <text:span text:style-name="T19">POST</text:span><text:span text:style-name="T63"> metoda pakuje informaciju na isti način kao i GET metoda, ali umesto upotrebe stringa nakon specijalnog znaka „?“ </text:span><text:span text:style-name="T27">u URL-u, informacija se </text:span><text:span text:style-name="T63">šalje kao odvojena poruka., koja stiže do backend programa.</text:span></text:p>
      <text:p text:style-name="P17"/>
      <text:p text:style-name="P17"/>
      <text:p text:style-name="P17">9. <text:span text:style-name="T63">Kada zahtevom šaljete informacije poput korisničkog imena i lozinke za koju biste se metodu opredelili? Zašto?</text:span></text:p>
      <text:p text:style-name="P17"/>
      <text:p text:style-name="P53">- <text:span text:style-name="T63">Ove informacije šaljemo POST metodom, zato što GET metodu ne treba korisiti kada se prosleđuju infromacije poput korisničkog imena i lozinke, zbog pouzdanosti podataka.</text:span></text:p>
      <text:p text:style-name="P17"/>
      <text:p text:style-name="P17"/>
      <text:p text:style-name="P22">10. <text:span text:style-name="T64">Instrukcije koje imaju implikacije na celokupnu strukturu servlet klase su? </text:span><text:span text:style-name="T41">***</text:span></text:p>
      <text:p text:style-name="P22"/>
      <text:p text:style-name="P63">- <text:span text:style-name="T64">JSP direktive</text:span></text:p>
      <text:p text:style-name="P22"/>
      <text:p text:style-name="P22"/>
      <text:p text:style-name="P22">11. <text:span text:style-name="T65">JSP kontejner prevodi servlet u izvršivu klasu I prosleđuje originalni zahtev servelt kontejneru?</text:span><text:span text:style-name="T42">***</text:span></text:p>
      <text:p text:style-name="P22"/>
      <text:p text:style-name="P63">- <text:span text:style-name="T65">TRUE</text:span></text:p>
      <text:p text:style-name="P22"><text:soft-page-break/>12. <text:span text:style-name="T66">Šta je od navedenog tačno za JSP stranice? </text:span><text:span text:style-name="T43">***</text:span></text:p>
      <text:p text:style-name="P22"/>
      <text:p text:style-name="P63">- <text:span text:style-name="T66">JSP mehanizam učitava JSP stranicu sa diska i konvertuje je u servelt sadržaj.</text:span></text:p>
      <text:p text:style-name="P51">- <text:span text:style-name="T66">Veb server učitava servlet klasu I izvršava je.</text:span></text:p>
      <text:p text:style-name="P22"/>
      <text:p text:style-name="P22"/>
      <text:p text:style-name="P22">13. <text:span text:style-name="T67">Šta je od navedenog tačno za JSP stranice? </text:span><text:span text:style-name="T44">***</text:span></text:p>
      <text:p text:style-name="P22"/>
      <text:p text:style-name="P63">- <text:span text:style-name="T67">Skriptlet može da sadrži petlje</text:span></text:p>
      <text:p text:style-name="P51">- <text:span text:style-name="T67">Od naredbi grananja skriptlet može da sadrži if I switch naredbe.</text:span></text:p>
      <text:p text:style-name="P22"/>
      <text:p text:style-name="P23"/>
      <text:p text:style-name="P23">14. Ukoliko je <text:span text:style-name="T68">vreme modifikacije JSP stranice starije od serveleta, JSP kontejner će smatrati da je JSP stranica promenjena i da se generisani servlet još uvek podudara sa JSP sadržajem? </text:span><text:span text:style-name="T45">***</text:span></text:p>
      <text:p text:style-name="P23"/>
      <text:p text:style-name="P67">- <text:span text:style-name="T68">TRUE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<text:soft-page-break/>TEST 3</text:p>
      <text:p text:style-name="P6"/>
      <text:p text:style-name="P24">1. <text:span text:style-name="T69">Zašto se koriste servelti u <text:s/>kombinaciji sa JSP filterima?</text:span></text:p>
      <text:p text:style-name="P24"/>
      <text:p text:style-name="P68">- <text:span text:style-name="T69">Servleti i JSP filteri se koriste za:</text:span></text:p>
      <text:p text:style-name="P25"><text:tab/>= Presretanje zahteva klijenata pre nego što pristupe resursima servleta.</text:p>
      <text:p text:style-name="P25"><text:tab/>= Manipulisanje odgovorima servera pre nego što se proslede klijentu.</text:p>
      <text:p text:style-name="P24"/>
      <text:p text:style-name="P24"/>
      <text:p text:style-name="P24">2. <text:span text:style-name="T69">Koje tipove JSP filtera poznajete?</text:span></text:p>
      <text:p text:style-name="P24"/>
      <text:p text:style-name="P24">- </text:p>
      <text:p text:style-name="P24"/>
      <text:p text:style-name="P24"/>
      <text:p text:style-name="P24"/>
      <text:p text:style-name="P24">3.</text:p>
      <text:p text:style-name="P24"/>
      <text:p text:style-name="P24"/>
      <text:p text:style-name="P24"/>
      <text:p text:style-name="P24">4.</text:p>
      <text:p text:style-name="P24"/>
      <text:p text:style-name="P24"/>
      <text:p text:style-name="P24"/>
      <text:p text:style-name="P24">5.</text:p>
      <text:p text:style-name="P24"/>
      <text:p text:style-name="P24"/>
      <text:p text:style-name="P24"/>
      <text:p text:style-name="P24"/>
      <text:p text:style-name="P24">6.</text:p>
      <text:p text:style-name="P24"/>
      <text:p text:style-name="P24"/>
      <text:p text:style-name="P24"/>
      <text:p text:style-name="P24"/>
      <text:p text:style-name="P24">7.</text:p>
      <text:p text:style-name="P24"/>
      <text:p text:style-name="P24"/>
      <text:p text:style-name="P24"/>
      <text:p text:style-name="P24"/>
      <text:p text:style-name="P24">8.</text:p>
      <text:p text:style-name="P24"/>
      <text:p text:style-name="P4">TEST 4</text:p>
      <text:p text:style-name="P6"/>
      <text:p text:style-name="P4">TEST 5</text:p>
      <text:p text:style-name="P6"/>
      <text:p text:style-name="P4">TEST 6</text:p>
      <text:p text:style-name="P6"/>
      <text:p text:style-name="P4"><text:soft-page-break/>TEST 7</text:p>
      <text:p text:style-name="P28"/>
      <text:p text:style-name="P28"/>
      <text:p text:style-name="P28"/>
      <text:p text:style-name="P28"/>
      <text:p text:style-name="P2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jaVuSans" svg:font-family="DejaVuSans" style:font-family-generic="roman" style:font-pitch="variable"/>
    <style:font-face style:name="DejaVuSans,BoldItalic" svg:font-family="'DejaVuSans,BoldItali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3:03:34.369000000</meta:creation-date>
    <dc:date>2018-05-21T17:07:53.031000000</dc:date>
    <meta:editing-duration>PT4H3M17S</meta:editing-duration>
    <meta:editing-cycles>64</meta:editing-cycles>
    <meta:generator>LibreOffice/5.0.3.2$Windows_X86_64 LibreOffice_project/e5f16313668ac592c1bfb310f4390624e3dbfb75</meta:generator>
    <meta:document-statistic meta:table-count="0" meta:image-count="0" meta:object-count="0" meta:page-count="8" meta:paragraph-count="134" meta:word-count="1456" meta:character-count="9386" meta:non-whitespace-character-count="7991"/>
  </office:meta>
</office:document-meta>
</file>